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3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7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3"/>
          <table:table-cell table:number-columns-repeated="997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</number:tim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hours/>
      <number:text>:</number:text>
      <number:minute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en" number:country="US">
      <number:month number:textual="true"/>
      <number:text>-</number:text>
      <number:year/>
    </number:date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9T18:46:40.155836160</dc:date>
    <meta:editing-duration>PT10H7M35S</meta:editing-duration>
    <meta:editing-cycles>125</meta:editing-cycles>
    <dc:creator>Mateu</dc:creator>
    <meta:document-statistic meta:table-count="2" meta:cell-count="1188" meta:object-count="0"/>
  </office:meta>
</office:document-meta>
</file>